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156cm" style:rel-column-width="10885*"/>
    </style:style>
    <style:style style:name="Table1.B" style:family="table-column">
      <style:table-column-properties style:column-width="15.845cm" style:rel-column-width="54650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 style:list-style-name="L2">
      <style:text-properties style:font-name="Cambria"/>
    </style:style>
    <style:style style:name="P8" style:family="paragraph" style:parent-style-name="Text_20_body">
      <style:paragraph-properties fo:text-align="center" style:justify-single-word="false"/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font-size="12pt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771cm" draw:z-index="0"><draw:image xlink:href="../../odt/images/0104.png" xlink:type="simple" xlink:show="embed" xlink:actuate="onLoad"/></draw:frame></text:p>
          </table:table-cell>
          <table:table-cell table:style-name="Table1.B1" office:value-type="string">
            <text:h text:style-name="P4" text:outline-level="1">Заметк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не расчетный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589cm" svg:height="0.87cm" draw:z-index="1"><draw:image xlink:href="../../odt/images/0104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является сервисным и предоставляет возможность выполнить поясняющие текстовые сообщения в любом месте любого схемного окна проекта.</text:p>
            <text:p text:style-name="P5">Для ввода текстового сообщения необходимо:</text:p>
            <text:list xml:id="list7634471052696454888" text:style-name="L1">
              <text:list-item>
                <text:p text:style-name="P6">перенести из палитры типовых блоков в схемное окно блок <text:span text:style-name="T5">«Заметка»</text:span>, расположив его на желаемое место;</text:p>
              </text:list-item>
              <text:list-item>
                <text:p text:style-name="P6">выполнить двойной щелчок левой клавишей мыши на появившемся слове <text:span text:style-name="T5">Текст</text:span>;</text:p>
              </text:list-item>
              <text:list-item>
                <text:p text:style-name="P6">в открывшемся окне текстового редактора ввести необходимые комментарии <text:span text:style-name="T1">(</text:span>заметку, поясняющий схему текст и т.п.);</text:p>
              </text:list-item>
              <text:list-item>
                <text:p text:style-name="P6">нажать на кнопку «<text:span text:style-name="T5">Применить</text:span>» в панели инструментов текстового редактора.</text:p>
              </text:list-item>
            </text:list>
            <text:p text:style-name="P5"><text:span text:style-name="T6">Свойства:</text:span><text:span text:style-name="T7"> для работы блока свойства задавать не требуется.</text:span></text:p>
            <text:p text:style-name="P5"><text:span text:style-name="T5">Примечания</text:span>:</text:p>
            <text:list xml:id="list6663298909058749757" text:style-name="L2">
              <text:list-item>
                <text:p text:style-name="P7">Произвольный текст, который вставляется на схему, не влияет на расчет.</text:p>
              </text:list-item>
              <text:list-item>
                <text:p text:style-name="P7">Шрифт, размер, цвет и другие характеристики введённого текстового сообщения можно изменить в свойствах блока:</text:p>
              </text:list-item>
            </text:list>
            <text:p text:style-name="P8"><draw:frame draw:style-name="fr2" draw:name="Графический объект3" text:anchor-type="as-char" svg:width="11.088cm" svg:height="8.149cm" draw:z-index="2"><draw:image xlink:href="../images/0104_b.png" xlink:type="simple" xlink:show="embed" xlink:actuate="onLoad"/></draw:frame></text:p>
            <text:p text:style-name="P5">Для вызова данного <text:span text:style-name="T8">окна</text:span> следует нажать правой кнопкой мыши на блоке в схемном окне и выбрать пункт «<text:span text:style-name="T5">Шрифт</text:span>» в свойствах блока:</text:p>
            <text:p text:style-name="P8"><text:soft-page-break/><draw:frame draw:style-name="fr2" draw:name="Графический объект4" text:anchor-type="as-char" svg:width="9.657cm" svg:height="14.58cm" draw:z-index="3"><draw:image xlink:href="../images/0104_a.png" xlink:type="simple" xlink:show="embed" xlink:actuate="onLoad"/></draw:frame></text:p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метка</dc:title>
    <dc:date>2014-12-01T17:24:52.41</dc:date>
    <meta:generator>OpenOffice/4.1.1$Win32 OpenOffice.org_project/411m6$Build-9775</meta:generator>
    <meta:editing-duration>PT2H25M26S</meta:editing-duration>
    <meta:editing-cycles>82</meta:editing-cycles>
    <meta:document-statistic meta:table-count="1" meta:image-count="4" meta:object-count="0" meta:page-count="2" meta:paragraph-count="19" meta:word-count="139" meta:character-count="959"/>
  </office:meta>
</office:document-meta>
</file>